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style>
    <style:style style:name="P2" style:family="paragraph" style:parent-style-name="Standard" style:master-page-name="Standard">
      <style:paragraph-properties fo:text-align="center" style:justify-single-word="false" style:page-number="1"/>
      <style:text-properties fo:font-size="20pt" fo:font-weight="bold" style:font-size-asian="20pt" style:font-weight-asian="bold" style:font-size-complex="20pt"/>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style>
    <style:style style:name="P4"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style>
    <style:style style:name="P5" style:family="paragraph" style:parent-style-name="Standard">
      <style:paragraph-properties fo:text-align="start" style:justify-single-word="false"/>
      <style:text-properties fo:font-size="12pt" fo:font-style="normal" fo:font-weight="normal" officeooo:rsid="000fd88c" officeooo:paragraph-rsid="000fd88c" style:font-size-asian="12pt" style:font-style-asian="normal" style:font-weight-asian="normal" style:font-size-complex="12pt" style:font-style-complex="normal" style:font-weight-complex="normal"/>
    </style:style>
    <style:style style:name="P6" style:family="paragraph" style:parent-style-name="Standard" style:list-style-name="WWNum1">
      <style:paragraph-properties fo:margin-left="0.5in" fo:margin-right="0in" fo:text-align="start" style:justify-single-word="false" fo:text-indent="-0.25in" style:auto-text-indent="false"/>
    </style:style>
    <style:style style:name="P7" style:family="paragraph" style:parent-style-name="Standard">
      <style:paragraph-properties fo:text-align="start" style:justify-single-word="false"/>
      <style:text-properties fo:font-size="14pt" officeooo:rsid="000fd88c" style:font-size-asian="14pt" style:font-size-complex="14pt"/>
    </style:style>
    <style:style style:name="T1" style:family="text">
      <style:text-properties fo:font-size="12pt" fo:font-style="italic" style:font-size-asian="12pt" style:font-style-asian="italic" style:font-size-complex="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actica03</text:p>
      <text:p text:style-name="P1"/>
      <text:p text:style-name="P3">Restricciones del Modelo</text:p>
      <text:p text:style-name="P7"/>
      <text:p text:style-name="P4">Relaciones</text:p>
      <text:p text:style-name="P5">En esta sección haremos una breve explicación del porqué de la cardinalidad y la participación de nuestras relaciones usadas en el modelo.</text:p>
      <text:p text:style-name="P5">Cada bulletpoint separa todas las relaciones del modelo E/R, y dentro de estos está la sección de <text:span text:style-name="T4">Cardinalidad </text:span>y de <text:span text:style-name="T4">Participación</text:span>. En cada una dando la explicación del uso de las flechas en el diagrama.</text:p>
      <text:list xml:id="list1663474567" text:style-name="WWNum1">
        <text:list-item>
          <text:p text:style-name="P6"><text:span text:style-name="T2">Trabajar<text:line-break/></text:span><text:span text:style-name="T1">Cardinalidad<text:line-break/></text:span><text:span text:style-name="T2">Un empleado sólo puede trabajar en un vivero.<text:line-break/>En un vivero trabajan uno o más empleados.<text:line-break/></text:span><text:span text:style-name="T1">Participación<text:line-break/></text:span><text:span text:style-name="T2">Todos los empleados deben trabajar en algún vivero.<text:line-break/>Todos los viveros deben tener algún empleado trabajando.</text:span></text:p>
        </text:list-item>
        <text:list-item>
          <text:p text:style-name="P6"><text:span text:style-name="T2">Realizar (Venta_Fisica y Vivero)<text:line-break/></text:span><text:span text:style-name="T1">Cardinalidad<text:line-break/></text:span><text:span text:style-name="T2">Una venta física es realizada en un único vivero.<text:line-break/>Un vivero puede realizar una o más ventas físicas.</text:span><text:span text:style-name="T1"><text:line-break/>Participación<text:line-break/></text:span><text:span text:style-name="T2">Todas las ventas físicas deben ser realizadas en un vivero.<text:line-break/>Puede existir algún vivero que </text:span><text:span text:style-name="T3">no </text:span><text:span text:style-name="T2">tenga ventas físicas realizadas.</text:span></text:p>
        </text:list-item>
        <text:list-item>
          <text:p text:style-name="P6"><text:span text:style-name="T2">Ayudar (Venta_Fisica y Mostrador)<text:line-break/></text:span><text:span text:style-name="T1">Cardinalidad<text:line-break/></text:span><text:span text:style-name="T2">Una venta física es ayudada por un único empleado mostrador.<text:line-break/>Un empleado mostrador puede ayuar en múltiples ventas físicas.</text:span><text:span text:style-name="T1"><text:line-break/>Participación<text:line-break/></text:span><text:span text:style-name="T2">Puede existir algún mostrador sin ventas físicas asistidas.<text:line-break/>Puede existir alguna venta física sin ningún empleado mostrador que la asista (el cliente puede llegar con el artículo directamente a cajas).</text:span></text:p>
        </text:list-item>
        <text:list-item>
          <text:p text:style-name="P6"><text:span text:style-name="T2">Efectuar (Venta_Fisica y Cajero)<text:line-break/></text:span><text:span text:style-name="T1">Cardinalidad<text:line-break/></text:span><text:span text:style-name="T2">Una venta física es efectuada por un único cajero.<text:line-break/>Un cajero puede atender muchas ventas físicas.</text:span><text:span text:style-name="T1"><text:line-break/>Participación<text:line-break/></text:span><text:span text:style-name="T2">Todas las ventas físicas son efectuadas por algún cajero.<text:line-break/>Puede haber un cajero que no efectúe ninguna venta física.</text:span></text:p>
        </text:list-item>
        <text:list-item>
          <text:p text:style-name="P6"><text:span text:style-name="T2">Contener (Venta_Fisica y Planta)<text:line-break/></text:span><text:span text:style-name="T1">Cardinalidad<text:line-break/></text:span><text:span text:style-name="T2">Una venta física puede contener muchas plantas.<text:line-break/></text:span><text:soft-page-break/><text:span text:style-name="T2">Una planta es contenida en una única venta física, no más.</text:span><text:span text:style-name="T1"><text:line-break/>Participación<text:line-break/></text:span><text:span text:style-name="T2">Todas las ventas físicas contienen alguna planta (no venden otros artículos).<text:line-break/>Puede haber plantas que no son contenidas en una venta.</text:span></text:p>
        </text:list-item>
        <text:list-item>
          <text:p text:style-name="P6"><text:span text:style-name="T2">Estar (Planta e Invernadero)<text:line-break/></text:span><text:span text:style-name="T1">Cardinalidad<text:line-break/></text:span><text:span text:style-name="T2">Una planta está en un sólo invernadero.<text:line-break/>Un invernadero puede tener muchas plantas.</text:span><text:span text:style-name="T1"><text:line-break/>Participación<text:line-break/></text:span><text:span text:style-name="T2">Todas las plantas están en algún invernadero.<text:line-break/>Puede existir algún invernadero sin plantas</text:span></text:p>
        </text:list-item>
        <text:list-item>
          <text:p text:style-name="P6"><text:span text:style-name="T2">Tener (Planta y Cuidado)<text:line-break/></text:span><text:span text:style-name="T1">Cardinalidad</text:span><text:span text:style-name="T2"><text:line-break/>Una planta tiene uno o más cuidados.<text:line-break/>Un mismo tipo de cuidado puede ser tenido por muchas plantas.<text:line-break/></text:span><text:span text:style-name="T1">Participación<text:line-break/></text:span><text:span text:style-name="T2">Todas las plantas tienen algún tipo de cuidado.<text:line-break/>Todos los tipos de cuidado deben de funcionar para al menos una planta (Consideramos que no tendría sentido almacenar la información de un tipo de cuidado que no funcione para ninguna planta de las que hayan existido o existan actualmente en los viveros).</text:span></text:p>
        </text:list-item>
        <text:list-item>
          <text:p text:style-name="P6"><text:span text:style-name="T2">Realizar (Venta_Online y Cliente)<text:line-break/></text:span><text:span text:style-name="T1">Cardinalidad<text:line-break/></text:span><text:span text:style-name="T2">Una venta en línea es realizada por un único cliente.<text:line-break/>Un mismo cliente puede realizar muchas ventas en línea.<text:line-break/></text:span><text:span text:style-name="T1">Participación<text:line-break/></text:span><text:span text:style-name="T2">Todas las ventas en línea son realizadas por algún cliente.<text:line-break/>Podemos tener clientes registrados que no hayan realizado ninguna compra en línea.</text:span><text:span text:style-name="T1"><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17T16:25:17.116451995</dc:date>
    <meta:editing-duration>PT5M53S</meta:editing-duration>
    <meta:editing-cycles>1</meta:editing-cycles>
    <meta:document-statistic meta:table-count="0" meta:image-count="0" meta:object-count="0" meta:page-count="2" meta:paragraph-count="13" meta:word-count="444" meta:character-count="2868" meta:non-whitespace-character-count="2444"/>
  </office:meta>
</office:document-meta>
</file>